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8dd7" officeooo:paragraph-rsid="00118dd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8dd7" officeooo:paragraph-rsid="00118dd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3273" officeooo:paragraph-rsid="00123273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18dd7" officeooo:paragraph-rsid="00118dd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3273" officeooo:paragraph-rsid="00123273" style:font-weight-asian="normal" style:font-weight-complex="normal"/>
    </style:style>
    <style:style style:name="P6" style:family="paragraph" style:parent-style-name="Standard">
      <style:text-properties officeooo:rsid="00123273" officeooo:paragraph-rsid="00123273"/>
    </style:style>
    <style:style style:name="P7" style:family="paragraph" style:parent-style-name="Standard">
      <style:text-properties officeooo:rsid="0013d591" officeooo:paragraph-rsid="0013d591"/>
    </style:style>
    <style:style style:name="T1" style:family="text">
      <style:text-properties officeooo:rsid="00123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ape de developpement</text:p>
      <text:p text:style-name="P1"/>
      <text:p text:style-name="P2">1 er formulaire</text:p>
      <text:p text:style-name="P1">Login </text:p>
      <text:p text:style-name="P1">Passe</text:p>
      <text:p text:style-name="P1"/>
      <text:p text:style-name="P1">contrôle en javascript pour voir si les champs ne sont pas vide, ou required,</text:p>
      <text:p text:style-name="P7"/>
      <text:p text:style-name="P1"/>
      <text:p text:style-name="P2">2 eme formulaire</text:p>
      <text:p text:style-name="P2"/>
      <text:p text:style-name="P4">Pour le choix du mois et de l’annee (on peut faire une liste deroulante au debut),</text:p>
      <text:p text:style-name="P4">il faut realiser un code javascript qui recupere la date du jour au chargement du formulaire</text:p>
      <text:p text:style-name="P4">pour realiser le code demande,</text:p>
      <text:p text:style-name="P4"/>
      <text:p text:style-name="P4">controler que dans les zones frais au forfait seul des chiffres sont saisi</text:p>
      <text:p text:style-name="P4">controler que les chiffres sont compris entre un intervalle donne (0, 2000)</text:p>
      <text:p text:style-name="P4">lesymbole + doit permettre au clic de créer une nouvelle ligne</text:p>
      <text:p text:style-name="P4">ajouter un code javascript qui va controler que le montant total est egal à la somme</text:p>
      <text:p text:style-name="P4">des montants au forfait et hors forfait,</text:p>
      <text:p text:style-name="P4"/>
      <text:p text:style-name="P2">3 eme formulaire</text:p>
      <text:p text:style-name="P4"/>
      <text:p text:style-name="P4">suivi de remboursement des frais (mois/annee) dans le champ de choix de la date</text:p>
      <text:p text:style-name="P4"/>
      <text:p text:style-name="P2"><text:span text:style-name="T1">3</text:span> eme formulaire</text:p>
      <text:p text:style-name="P2"/>
      <text:p text:style-name="P4">automatisation du choix de la date</text:p>
      <text:p text:style-name="P4"/>
      <text:p text:style-name="P5">Pour le suivi de remboursement de frais on ajoute un bouton envoyer , qui va permettre d’envoyer le mois et l’annee au serveur pour recuperer les donnees (sinon on est oblige de faire une requete au serveur en utilisant ajax (web service))</text:p>
      <text:p text:style-name="P5"/>
      <text:p text:style-name="P3">4) eme formulaire ,</text:p>
      <text:p text:style-name="P4"/>
      <text:p text:style-name="P6">on ajoute un bouton dessous le choix du mois pour faire une requete vers le serveur sinon on est oblige d’utiliser aja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27:11.265450549</meta:creation-date>
    <dc:date>2019-06-04T11:43:41.407129721</dc:date>
    <meta:editing-duration>PT6M3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1" meta:word-count="215" meta:character-count="1202" meta:non-whitespace-character-count="1007"/>
  </office:meta>
</office:document-meta>
</file>